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1D00000313B86450F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4cm" svg:height="20.824cm" svg:x="6.776cm" svg:y="4.457cm">
          <draw:image xlink:href="Pictures/100002010000011D00000313B86450F6.png" xlink:type="simple" xlink:show="embed" xlink:actuate="onLoad">
            <text:p/>
          </draw:image>
        </draw:frame>
        <draw:custom-shape draw:style-name="gr2" draw:text-style-name="P3" draw:layer="layout" svg:width="4.5cm" svg:height="1.3cm" svg:x="14.7cm" svg:y="16.9cm">
          <text:p text:style-name="P2"><text:span text:style-name="T1">CSS and its background image</text:span><text:span text:style-name="T1"><text:line-break/></text:span><text:span text:style-name="T1">co-locate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5cm" svg:y1="17.7cm" svg:x2="13.9cm" svg:y2="17.8cm">
          <text:p/>
        </draw:line>
        <draw:line draw:style-name="gr3" draw:text-style-name="P1" draw:layer="layout" svg:x1="14.4cm" svg:y1="17.3cm" svg:x2="11.8cm" svg:y2="1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23:41:38.178000000</meta:creation-date>
    <dc:date>2014-11-14T00:14:09.952000000</dc:date>
    <meta:editing-duration>PT17M31S</meta:editing-duration>
    <meta:editing-cycles>1</meta:editing-cycles>
    <meta:document-statistic meta:object-count="4"/>
    <meta:generator>LibreOffice/4.3.0.4$Windows_x86 LibreOffice_project/62ad5818884a2fc2e5780dd45466868d41009ec0</meta:generator>
  </office:meta>
</office:document-meta>
</file>